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0A0000000ADDA84F49.gif"/>
  <manifest:file-entry manifest:media-type="image/gif" manifest:full-path="Pictures/100002000000000C0000000C424A846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F" svg:font-family="" style:font-family-generic="roman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style style:name="P2" style:family="paragraph" style:parent-style-name="Standard">
      <style:paragraph-properties fo:margin-left="-0.4925in" fo:margin-right="0in" fo:text-indent="0in" style:auto-text-indent="false" style:text-autospace="non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3" style:family="paragraph" style:parent-style-name="Frame_20_contents">
      <style:paragraph-properties fo:text-align="center" style:justify-single-word="false"/>
      <style:text-properties fo:color="#ffffff" style:font-name="Arial Black1" fo:font-size="16pt" style:font-size-asian="16pt" style:font-size-complex="16pt"/>
    </style:style>
    <style:style style:name="P4" style:family="paragraph" style:parent-style-name="Frame_20_contents">
      <style:paragraph-properties fo:text-align="center" style:justify-single-word="false"/>
      <style:text-properties fo:color="#ffffff" style:font-name="Arial Black1" fo:font-size="12pt" style:font-size-asian="12pt" style:font-size-complex="12pt"/>
    </style:style>
    <style:style style:name="P5" style:family="paragraph" style:parent-style-name="Standard">
      <style:text-properties fo:color="#ffffff"/>
    </style:style>
    <style:style style:name="P6" style:family="paragraph" style:parent-style-name="Notes_5f_TOC_5f_Title">
      <style:paragraph-properties fo:break-before="page"/>
    </style:style>
    <style:style style:name="P7" style:family="paragraph" style:parent-style-name="Standard">
      <style:paragraph-properties fo:margin-left="0.4925in" fo:margin-right="0in" fo:text-indent="0in" style:auto-text-indent="false"/>
    </style:style>
    <style:style style:name="P8" style:family="paragraph" style:parent-style-name="Standard">
      <style:paragraph-properties fo:margin-left="0.4925in" fo:margin-right="0in" fo:text-indent="0in" style:auto-text-indent="false" style:text-autospace="none"/>
    </style:style>
    <style:style style:name="P9" style:family="paragraph" style:parent-style-name="Standard">
      <style:paragraph-properties fo:margin-left="0.4925in" fo:margin-right="0in" fo:text-indent="0in" style:auto-text-indent="false" style:text-autospace="none"/>
      <style:text-properties fo:color="#000080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.9846in" fo:margin-right="0in" fo:text-indent="0in" style:auto-text-indent="false" style:text-autospace="none"/>
    </style:style>
    <style:style style:name="P11" style:family="paragraph" style:parent-style-name="Standard">
      <style:paragraph-properties fo:margin-left="0.9846in" fo:margin-right="0in" fo:text-indent="0in" style:auto-text-indent="false" style:text-autospace="none"/>
      <style:text-properties fo:color="#000000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.9846in" fo:margin-right="0in" fo:text-indent="0in" style:auto-text-indent="false" style:text-autospace="none"/>
      <style:text-properties fo:color="#000000" fo:font-size="10pt" fo:font-weight="bold" fo:background-color="#ffff00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.9846in" fo:margin-right="0in" fo:text-indent="0in" style:auto-text-indent="false" style:text-autospace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.9846in" fo:margin-right="0in" fo:text-indent="0in" style:auto-text-indent="false" style:text-autospace="none"/>
      <style:text-properties fo:color="#0000ff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.9846in" fo:margin-right="0in" fo:text-indent="0in" style:auto-text-indent="false" style:text-autospace="none"/>
      <style:text-properties fo:color="#0000ff" fo:font-size="10pt" fo:font-weight="normal" fo:background-color="#ffff00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.9846in" fo:margin-right="0in" fo:text-indent="0in" style:auto-text-indent="false" style:text-autospace="none"/>
      <style:text-properties fo:background-color="#ffff00"/>
    </style:style>
    <style:style style:name="P17" style:family="paragraph" style:parent-style-name="Standard">
      <style:paragraph-properties fo:margin-left="0.9846in" fo:margin-right="0in" fo:text-indent="0in" style:auto-text-indent="false"/>
      <style:text-properties fo:font-variant="normal" fo:text-transform="none" fo:color="#000000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margin-left="0.9846in" fo:margin-right="0in" fo:margin-top="0in" fo:margin-bottom="0.0598in" fo:text-indent="0in" style:auto-text-indent="false" style:text-autospace="none"/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Notes_5f_Section3_5f_Text" style:master-page-name="">
      <style:paragraph-properties fo:margin-left="0.9846in" fo:margin-right="0in" fo:margin-top="0in" fo:margin-bottom="0.0598in" fo:keep-together="always" fo:text-indent="0in" style:auto-text-indent="false" style:page-number="auto" style:text-autospace="none"/>
      <style:text-properties fo:font-variant="normal" fo:text-transform="none" fo:color="#333333" style:font-name="Arial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0" style:family="paragraph" style:parent-style-name="Notes_5f_Section3_5f_Text">
      <style:paragraph-properties fo:margin-left="0.9846in" fo:margin-right="0in" fo:margin-top="0in" fo:margin-bottom="0.0598in" fo:text-indent="0in" style:auto-text-indent="false" style:text-autospace="none"/>
      <style:text-properties fo:font-variant="normal" fo:text-transform="none" fo:color="#336699" fo:letter-spacing="normal"/>
    </style:style>
    <style:style style:name="P21" style:family="paragraph" style:parent-style-name="Notes_5f_Section2_5f_Text">
      <style:paragraph-properties fo:margin-left="0.9846in" fo:margin-right="0in" fo:text-indent="0in" style:auto-text-indent="false" style:text-autospace="none"/>
      <style:text-properties fo:font-variant="normal" fo:text-transform="none" fo:color="#333333" style:font-name="Arial1" fo:font-size="11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left="1.4772in" fo:margin-right="0in" fo:text-indent="0in" style:auto-text-indent="false" style:text-autospace="none"/>
      <style:text-properties fo:color="#000000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1.4772in" fo:margin-right="0in" fo:text-indent="0in" style:auto-text-indent="false" style:text-autospace="none"/>
    </style:style>
    <style:style style:name="P24" style:family="paragraph" style:parent-style-name="Notes_5f_TOC_5f_4">
      <style:paragraph-properties>
        <style:tab-stops>
          <style:tab-stop style:position="7.2in" style:leader-style="dotted" style:leader-text="."/>
        </style:tab-stops>
      </style:paragraph-properties>
    </style:style>
    <style:style style:name="P25" style:family="paragraph" style:parent-style-name="Notes_5f_TOC_5f_1">
      <style:paragraph-properties>
        <style:tab-stops>
          <style:tab-stop style:position="7.2in" style:leader-style="dotted" style:leader-text="."/>
        </style:tab-stops>
      </style:paragraph-properties>
    </style:style>
    <style:style style:name="P26" style:family="paragraph" style:parent-style-name="Notes_5f_TOC_5f_3">
      <style:paragraph-properties>
        <style:tab-stops>
          <style:tab-stop style:position="7.2in" style:leader-style="dotted" style:leader-text="."/>
        </style:tab-stops>
      </style:paragraph-properties>
    </style:style>
    <style:style style:name="P27" style:family="paragraph" style:parent-style-name="Notes_5f_Text_5f_General">
      <style:text-properties fo:font-variant="normal" fo:text-transform="none" fo:color="#333333" fo:letter-spacing="normal" fo:font-style="normal" style:font-style-asian="normal" style:font-style-complex="normal"/>
    </style:style>
    <style:style style:name="P28" style:family="paragraph" style:parent-style-name="Notes_5f_TOC_5f_2">
      <style:paragraph-properties>
        <style:tab-stops>
          <style:tab-stop style:position="7.2in" style:leader-style="dotted" style:leader-text="."/>
        </style:tab-stops>
      </style:paragraph-properties>
    </style:style>
    <style:style style:name="P29" style:family="paragraph" style:parent-style-name="Notes_5f_Section3_5f_Text">
      <style:text-properties fo:font-style="normal" style:font-style-asian="normal" style:font-style-complex="normal"/>
    </style:style>
    <style:style style:name="P30" style:family="paragraph" style:parent-style-name="Standard" style:master-page-name="Title_5f_Page">
      <style:paragraph-properties style:page-number="auto"/>
      <style:text-properties fo:color="#ffffff"/>
    </style:style>
    <style:style style:name="P31" style:family="paragraph" style:parent-style-name="Standard">
      <style:paragraph-properties fo:margin-left="1.4772in" fo:margin-right="0in" fo:text-indent="0in" style:auto-text-indent="false"/>
    </style:style>
    <style:style style:name="P32" style:family="paragraph" style:parent-style-name="Standard">
      <style:paragraph-properties fo:margin-left="1.4772in" fo:margin-right="0in" fo:text-indent="0in" style:auto-text-indent="false"/>
      <style:text-properties fo:color="#000000" style:font-name="F" fo:font-size="10pt" style:text-underline-style="solid" style:text-underline-width="auto" style:text-underline-color="font-color" fo:font-weight="bold" style:font-name-asian="F" style:font-size-asian="10pt" style:font-weight-asian="bold" style:font-name-complex="F" style:font-size-complex="10pt" style:font-weight-complex="bold"/>
    </style:style>
    <style:style style:name="P33" style:family="paragraph" style:parent-style-name="Standard">
      <style:paragraph-properties fo:margin-left="1.4772in" fo:margin-right="0in" fo:text-indent="0in" style:auto-text-indent="false"/>
      <style:text-properties fo:color="#00000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P34" style:family="paragraph" style:parent-style-name="Standard" style:list-style-name="">
      <style:paragraph-properties fo:margin-left="1.4772in" fo:margin-right="0in" fo:text-indent="0in" style:auto-text-indent="false" style:text-autospace="none"/>
      <style:text-properties fo:color="#00000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P35" style:family="paragraph" style:parent-style-name="Standard" style:list-style-name="">
      <style:paragraph-properties fo:margin-left="1.4772in" fo:margin-right="0in" fo:text-indent="0in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6" style:family="paragraph" style:parent-style-name="Standard" style:list-style-name="">
      <style:paragraph-properties fo:margin-left="1.4772in" fo:margin-right="0in" fo:text-indent="0in" style:auto-text-indent="false" style:text-autospace="none"/>
      <style:text-properties fo:color="#0000ff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P37" style:family="paragraph" style:parent-style-name="Standard" style:list-style-name="">
      <style:paragraph-properties fo:margin-left="1.4772in" fo:margin-right="0in" fo:text-indent="0in" style:auto-text-indent="false" style:text-autospace="none"/>
    </style:style>
    <style:style style:name="P38" style:family="paragraph" style:parent-style-name="Standard" style:list-style-name="">
      <style:paragraph-properties fo:margin-left="1.4772in" fo:margin-right="0in" fo:text-indent="0in" style:auto-text-indent="false" style:text-autospace="none"/>
      <style:text-properties style:font-name="F" fo:font-size="10pt"/>
    </style:style>
    <style:style style:name="P39" style:family="paragraph" style:parent-style-name="Standard" style:list-style-name="">
      <style:paragraph-properties fo:margin-left="1.4772in" fo:margin-right="0in" fo:text-indent="0in" style:auto-text-indent="false" style:text-autospace="none"/>
      <style:text-properties style:font-name="Arial1" fo:font-size="11pt"/>
    </style:style>
    <style:style style:name="P40" style:family="paragraph" style:parent-style-name="Notes_5f_SectionHeader_5f_2">
      <style:paragraph-properties fo:break-before="page"/>
    </style:style>
    <style:style style:name="P41" style:family="paragraph" style:parent-style-name="Notes_5f_SectionHeader_5f_1" style:master-page-name="Content_5f_Page">
      <style:paragraph-properties style:page-number="auto"/>
      <style:text-properties fo:color="#ffffff"/>
    </style:style>
    <style:style style:name="P42" style:family="paragraph" style:parent-style-name="Notes_5f_Section3_5f_Text" style:list-style-name="L2"/>
    <style:style style:name="P43" style:family="paragraph" style:parent-style-name="Notes_5f_Section3_5f_Text" style:list-style-name="L2">
      <style:text-properties style:text-underline-style="solid" style:text-underline-width="auto" style:text-underline-color="font-color"/>
    </style:style>
    <style:style style:name="P44" style:family="paragraph" style:parent-style-name="Notes_5f_Section3_5f_Text" style:list-style-name="L2">
      <style:text-properties fo:color="#000000" fo:font-size="10pt" fo:font-weight="bold" style:font-size-asian="10pt" style:font-weight-asian="bold" style:font-size-complex="10pt" style:font-weight-complex="bold"/>
    </style:style>
    <style:style style:name="P45" style:family="paragraph" style:parent-style-name="Notes_5f_Section3_5f_Tex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Notes_5f_Section3_5f_Text" style:list-style-name="L2">
      <style:paragraph-properties fo:margin-left="1.4772in" fo:margin-right="0in" fo:text-indent="0in" style:auto-text-indent="false"/>
      <style:text-properties fo:color="#000000" fo:font-size="10pt" fo:font-weight="bold" style:font-size-asian="10pt" style:font-weight-asian="bold" style:font-size-complex="10pt" style:font-weight-complex="bold"/>
    </style:style>
    <style:style style:name="P47" style:family="paragraph" style:parent-style-name="Notes_5f_SectionHeader_5f_3">
      <style:paragraph-properties fo:break-before="page"/>
    </style:style>
    <style:style style:name="P48" style:family="paragraph" style:parent-style-name="Notes_5f_Section2_5f_Text" style:list-style-name="L1">
      <style:text-properties fo:font-variant="normal" fo:text-transform="none" fo:color="#333333" fo:letter-spacing="normal"/>
    </style:style>
    <style:style style:name="P49" style:family="paragraph" style:parent-style-name="Notes_5f_Section2_5f_Text" style:list-style-name="L1">
      <style:text-properties fo:font-variant="normal" fo:text-transform="none" fo:color="#333333" fo:letter-spacing="normal" fo:font-style="normal" style:font-style-asian="normal" style:font-style-complex="normal"/>
    </style:style>
    <style:style style:name="P50" style:family="paragraph" style:parent-style-name="Notes_5f_Section2_5f_Text" style:list-style-name="L2">
      <style:text-properties fo:font-variant="normal" fo:text-transform="none" fo:color="#333333" fo:letter-spacing="normal" fo:font-style="normal" style:font-style-asian="normal" style:font-style-complex="normal"/>
    </style:style>
    <style:style style:name="P51" style:family="paragraph" style:parent-style-name="Notes_5f_Section2_5f_Text" style:list-style-name="L2">
      <style:text-properties fo:font-variant="normal" fo:text-transform="none" fo:color="#333333" style:font-name="Arial1" fo:font-size="11pt" fo:letter-spacing="normal" fo:font-style="normal" style:text-underline-style="solid" style:text-underline-width="auto" style:text-underline-color="font-color" style:font-style-asian="normal" style:font-style-complex="normal"/>
    </style:style>
    <style:style style:name="P52" style:family="paragraph" style:parent-style-name="Notes_5f_Section2_5f_Text" style:list-style-name="L2"/>
    <style:style style:name="P53" style:family="paragraph" style:parent-style-name="Notes_5f_Section2_5f_Text" style:list-style-name="L3"/>
    <style:style style:name="P54" style:family="paragraph" style:parent-style-name="Notes_5f_Section2_5f_Text">
      <style:text-properties style:font-name="Arial1" fo:font-size="11pt"/>
    </style:style>
    <style:style style:name="P55" style:family="paragraph" style:parent-style-name="Notes_5f_Section2_5f_Text" style:list-style-name="L3">
      <style:text-properties style:font-name="Arial1" fo:font-size="11pt"/>
    </style:style>
    <style:style style:name="P56" style:family="paragraph" style:parent-style-name="Notes_5f_Section2_5f_Text" style:list-style-name="L3">
      <style:text-properties style:font-name="Arial1" fo:font-size="11pt" fo:font-style="normal" style:font-style-asian="normal" style:font-style-complex="normal"/>
    </style:style>
    <style:style style:name="P57" style:family="paragraph" style:parent-style-name="Notes_5f_Section2_5f_Text">
      <style:text-properties style:font-name="Arial1" fo:font-size="11pt" style:text-underline-style="solid" style:text-underline-width="auto" style:text-underline-color="font-color"/>
    </style:style>
    <style:style style:name="P58" style:family="paragraph" style:parent-style-name="Notes_5f_Section2_5f_Text">
      <style:text-properties style:text-underline-style="solid" style:text-underline-width="auto" style:text-underline-color="font-color"/>
    </style:style>
    <style:style style:name="P59" style:family="paragraph" style:parent-style-name="Notes_5f_Section2_5f_Text" style:list-style-name="L2">
      <style:paragraph-properties fo:margin-left="0in" fo:margin-right="0in" fo:text-indent="0in" style:auto-text-indent="false"/>
      <style:text-properties fo:color="#000000" fo:font-size="10pt" fo:font-weight="bold" style:font-size-asian="10pt" style:font-weight-asian="bold" style:font-size-complex="10pt" style:font-weight-complex="bold"/>
    </style:style>
    <style:style style:name="P60" style:family="paragraph" style:parent-style-name="Notes_5f_Section2_5f_Text" style:list-style-name="L1">
      <style:paragraph-properties fo:margin-left="0in" fo:margin-right="0in" fo:text-indent="0in" style:auto-text-indent="false"/>
      <style:text-properties fo:font-variant="normal" fo:text-transform="none" fo:color="#333333" fo:letter-spacing="normal" fo:font-style="normal" style:font-style-asian="normal" style:font-style-complex="normal"/>
    </style:style>
    <style:style style:name="P61" style:family="paragraph" style:parent-style-name="Notes_5f_Section4_5f_Text" style:list-style-name="L2"/>
    <style:style style:name="T1" style:family="text">
      <style:text-properties fo:font-variant="normal" fo:text-transform="none" fo:color="#336699" fo:letter-spacing="normal"/>
    </style:style>
    <style:style style:name="T2" style:family="text">
      <style:text-properties fo:font-variant="normal" fo:text-transform="none" fo:color="#336699" fo:letter-spacing="normal" fo:font-style="italic" style:font-style-asian="italic" style:font-style-complex="italic"/>
    </style:style>
    <style:style style:name="T3" style:family="text">
      <style:text-properties fo:font-variant="normal" fo:text-transform="none" fo:color="#336699" fo:letter-spacing="normal" fo:font-style="normal" style:font-style-asian="normal" style:font-style-complex="normal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9" style:family="text"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11" style:family="text">
      <style:text-properties fo:color="#00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2" style:family="text">
      <style:text-properties fo:color="#000000" style:font-name="F" fo:font-size="10pt" fo:font-style="normal" style:font-name-asian="F" style:font-size-asian="10pt" style:font-style-asian="normal" style:font-name-complex="F" style:font-size-complex="10pt" style:font-style-complex="normal"/>
    </style:style>
    <style:style style:name="T13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000080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00ff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ff" fo:font-size="10pt" fo:font-style="normal" style:font-size-asian="10pt" style:font-style-asian="normal" style:font-size-complex="10pt" style:font-style-complex="normal"/>
    </style:style>
    <style:style style:name="T18" style:family="text">
      <style:text-properties fo:color="#0000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ff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20" style:family="text">
      <style:text-properties fo:color="#0000ff" fo:font-weight="normal" style:font-name-asian="F" style:font-size-asian="10pt" style:font-weight-asian="normal" style:font-name-complex="F" style:font-size-complex="10pt" style:font-weight-complex="normal"/>
    </style:style>
    <style:style style:name="T2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2" style:family="text">
      <style:text-properties fo:color="#ff0000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ff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24" style:family="text">
      <style:text-properties fo:color="#8000ff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8000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color="#8000ff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27" style:family="text">
      <style:text-properties fo:background-color="#ffff00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style:text-underline-style="none"/>
    </style:style>
    <style:style style:name="T31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32" style:family="text">
      <style:text-properties fo:color="#2b91af" style:font-name="Consolas" fo:font-size="9.5pt" fo:background-color="#ffff00" style:font-name-asian="Consolas" style:font-size-asian="9.5pt" style:font-name-complex="Consolas" style:font-size-complex="9.5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center" style:horizontal-rel="paragraph" fo:background-color="#336699" style:background-transparency="0%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1in" fo:text-indent="-0.25in" fo:margin-left="1.1in"/>
        </style:list-level-properties>
      </text:list-level-style-image>
      <text:list-level-style-image text:level="2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1.35in" fo:text-indent="-0.25in" fo:margin-left="1.35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9898in" fo:text-indent="-0.25in" fo:margin-left="0.9898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98in" fo:text-indent="-0.25in" fo:margin-left="2.98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98in" fo:text-indent="-0.25in" fo:margin-left="3.2398in"/>
        </style:list-level-properties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6252in" fo:text-indent="-0.25in" fo:margin-left="1.6252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</text:list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4.7209in" svg:width="6.7402in" draw:z-index="0">
        <draw:text-box fo:min-height="1.1563in">
          <text:p text:style-name="P3"><text:title>MVC up to 6 Notes</text:title></text:p>
          <text:p text:style-name="P4">Created: <text:creation-date style:data-style-name="N75">Oct 28, 2016</text:creation-date></text:p>
          <text:p text:style-name="P4">Last Modified: <text:modification-date style:data-style-name="N76">October 28, 2016</text:modification-date> <text:modification-time style:data-style-name="N43">02:25:23 PM</text:modification-time></text:p>
        </draw:text-box>
      </draw:frame>
      <text:p text:style-name="P30">Ja</text:p>
      <text:table-of-content text:style-name="Sect1" text:name="Table of Contents1">
        <text:table-of-content-source text:outline-level="10" text:use-index-source-styles="true">
          <text:index-title-template text:style-name="Notes_5f_TOC_5f_Title">Table of Contents</text:index-title-template>
          <text:table-of-content-entry-template text:outline-level="1" text:style-name="Notes_5f_TOC_5f_1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2" text:style-name="Notes_5f_TOC_5f_2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3" text:style-name="Notes_5f_TOC_5f_3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4" text:style-name="Notes_5f_TOC_5f_4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5" text:style-name="Notes_5f_TOC_5f_5">
            <text:index-entry-link-start/>
            <text:index-entry-chapter/>
            <text:index-entry-text/>
            <text:index-entry-link-end/>
            <text:index-entry-span>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otes_5f_TOC_5f_1"/>
          </text:index-source-styles>
          <text:index-source-styles text:outline-level="2">
            <text:index-source-style text:style-name="Notes_5f_TOC_5f_2"/>
          </text:index-source-styles>
          <text:index-source-styles text:outline-level="3">
            <text:index-source-style text:style-name="Notes_5f_TOC_5f_3"/>
          </text:index-source-styles>
          <text:index-source-styles text:outline-level="4">
            <text:index-source-style text:style-name="Notes_5f_TOC_5f_4"/>
          </text:index-source-styles>
          <text:index-source-styles text:outline-level="5">
            <text:index-source-style text:style-name="Notes_5f_TOC_5f_5"/>
          </text:index-source-styles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25"><text:a xlink:type="simple" xlink:href="#__RefHeading__803_1871858339" text:style-name="Internet_20_link" text:visited-style-name="Visited_20_Internet_20_Link"><text:s/>1 Views</text:a> <text:s/><text:tab/>3</text:p>
          <text:p text:style-name="P28"><text:a xlink:type="simple" xlink:href="#__RefHeading__276_1568261412" text:style-name="Internet_20_link" text:visited-style-name="Visited_20_Internet_20_Link"><text:s/>1.1 Shared/Layout Views</text:a> <text:s/><text:tab/>3</text:p>
          <text:p text:style-name="P26"><text:a xlink:type="simple" xlink:href="#__RefHeading__278_1568261412" text:style-name="Internet_20_link" text:visited-style-name="Visited_20_Internet_20_Link"><text:s/>1.1.1 How Main/Controller View indicates it's Shared/Layout View</text:a> <text:s/><text:tab/>3</text:p>
          <text:p text:style-name="P24"><text:a xlink:type="simple" xlink:href="#__RefHeading__280_1568261412" text:style-name="Internet_20_link" text:visited-style-name="Visited_20_Internet_20_Link"><text:s/>1.1.1.1 Indicating directly in the Main/Controller View</text:a> <text:s/><text:tab/>3</text:p>
          <text:p text:style-name="P24"><text:a xlink:type="simple" xlink:href="#__RefHeading__439_1568261412" text:style-name="Internet_20_link" text:visited-style-name="Visited_20_Internet_20_Link"><text:s/>1.1.1.2 ViewStart page</text:a> <text:s/><text:tab/>3</text:p>
          <text:p text:style-name="P24"><text:a xlink:type="simple" xlink:href="#__RefHeading__441_1568261412" text:style-name="Internet_20_link" text:visited-style-name="Visited_20_Internet_20_Link"><text:s/>1.1.1.3 Override ViewStart.cshtml layout command</text:a> <text:s/><text:tab/>3</text:p>
          <text:p text:style-name="P26"><text:a xlink:type="simple" xlink:href="#__RefHeading__443_1568261412" text:style-name="Internet_20_link" text:visited-style-name="Visited_20_Internet_20_Link"><text:s/>1.1.2 @RenderBody() </text:a><text:s text:c="2"/><text:tab/>4</text:p>
          <text:p text:style-name="P26"><text:a xlink:type="simple" xlink:href="#__RefHeading__284_1568261412" text:style-name="Internet_20_link" text:visited-style-name="Visited_20_Internet_20_Link"><text:s/>1.1.3 @RenderSection(nameofsection) </text:a><text:s text:c="2"/><text:tab/>5</text:p>
          <text:p text:style-name="P28"><text:a xlink:type="simple" xlink:href="#__RefHeading__445_1568261412" text:style-name="Internet_20_link" text:visited-style-name="Visited_20_Internet_20_Link"><text:s/>1.2 _ViewStart.cshtml</text:a> <text:s/><text:tab/>6</text:p>
          <text:p text:style-name="P28"><text:a xlink:type="simple" xlink:href="#__RefHeading__447_1568261412" text:style-name="Internet_20_link" text:visited-style-name="Visited_20_Internet_20_Link"><text:s/>1.3 _ViewImports.cshtml</text:a> <text:s/><text:tab/>6</text:p>
          <text:p text:style-name="P28"><text:a xlink:type="simple" xlink:href="#__RefHeading__286_1568261412" text:style-name="Internet_20_link" text:visited-style-name="Visited_20_Internet_20_Link"><text:s/>1.4 ViewBag</text:a> <text:s/><text:tab/>6</text:p>
          <text:p text:style-name="P25"><text:a xlink:type="simple" xlink:href="#__RefHeading__288_1568261412" text:style-name="Internet_20_link" text:visited-style-name="Visited_20_Internet_20_Link"><text:s/>2 C# Razor Coding</text:a> <text:s/><text:tab/>7</text:p>
          <text:p text:style-name="P28"><text:a xlink:type="simple" xlink:href="#__RefHeading__290_1568261412" text:style-name="Internet_20_link" text:visited-style-name="Visited_20_Internet_20_Link"><text:s/>2.1 Code Blocks</text:a> <text:s/><text:tab/>7</text:p>
          <text:p text:style-name="P28"><text:a xlink:type="simple" xlink:href="#__RefHeading__292_1568261412" text:style-name="Internet_20_link" text:visited-style-name="Visited_20_Internet_20_Link"><text:s/>2.2 HTML Helpers</text:a> <text:s/><text:tab/>7</text:p>
        </text:index-body>
      </text:table-of-content>
      <text:p text:style-name="P5"/>
      <text:h text:style-name="P41" text:outline-level="1"><text:bookmark-start text:name="__RefHeading__803_1871858339"/><text:bookmark-start text:name="__RefNumPara__2709_1871858339"/>Views<text:bookmark-end text:name="__RefHeading__803_1871858339"/><text:bookmark-end text:name="__RefNumPara__2709_1871858339"/></text:h>
      <text:h text:style-name="Notes_5f_SectionHeader_5f_2" text:outline-level="2"><text:bookmark-start text:name="__RefHeading__276_1568261412"/>Shared/Layout Views<text:bookmark-end text:name="__RefHeading__276_1568261412"/></text:h>
      <text:list xml:id="list1152381144230488642" text:style-name="L1">
        <text:list-item>
          <text:p text:style-name="P48">By convention, using named with a leading underscore (_Layout.cshtml).</text:p>
        </text:list-item>
        <text:list-item>
          <text:p text:style-name="P48">Sort of the 'master' page of MVC</text:p>
        </text:list-item>
        <text:list-item>
          <text:p text:style-name="P48">Shared view can contain all of the &lt;html&gt;, &lt;head&gt;, &lt;body&gt; tags etc... <text:s/>and removes the need for these tags to be present within the main/controller view.</text:p>
        </text:list-item>
        <text:list-item>
          <text:p text:style-name="P48">Placed in a <text:span text:style-name="T28">Shared</text:span><text:span text:style-name="T29"> folder (naming convention), which indicates to MVC that these are views that will be used by main/controller views</text:span></text:p>
          <text:p text:style-name="P48"/>
        </text:list-item>
      </text:list>
      <text:h text:style-name="Notes_5f_SectionHeader_5f_3" text:outline-level="3"><text:bookmark-start text:name="__RefHeading__278_1568261412"/>How Main/Controller View indicates it's Shared/Layout View<text:bookmark-end text:name="__RefHeading__278_1568261412"/></text:h>
      <text:h text:style-name="Notes_5f_SectionHeader_5f_4" text:outline-level="4"><text:bookmark-start text:name="__RefHeading__280_1568261412"/>Indicating directly in the Main/Controller View<text:bookmark-end text:name="__RefHeading__280_1568261412"/></text:h>
      <text:list xml:id="list6184591702887304753" text:style-name="L2">
        <text:list-header>
          <text:p text:style-name="P46">@using Microsoft.AspNet.Mvc.Rendering</text:p>
        </text:list-header>
      </text:list>
      <text:p text:style-name="P22">@model OdeToFood.ViewModels.HomePageViewModel</text:p>
      <text:p text:style-name="P22"/>
      <text:p text:style-name="P22">@{</text:p>
      <text:p text:style-name="P22"><text:s text:c="4"/>ViewBag.Title = "Home";</text:p>
      <text:p text:style-name="P22"><text:s text:c="4"/><text:span text:style-name="T27">Layout = "~/Views/Shared/_Layout.cshtml";</text:span></text:p>
      <text:p text:style-name="P22">}</text:p>
      <text:p text:style-name="P23"><text:span text:style-name="T16">&lt;h1&gt;</text:span><text:span text:style-name="T7">Welcome!</text:span><text:span text:style-name="T16">&lt;/h1&gt;</text:span></text:p>
      <text:p text:style-name="P23"><text:span text:style-name="T7"><text:s text:c="4"/></text:span><text:span text:style-name="T16">&lt;h3&gt;</text:span><text:span text:style-name="T7">@Model.CurrentGreeting</text:span><text:span text:style-name="T16">&lt;/h3&gt;</text:span></text:p>
      <text:p text:style-name="P23"><text:span text:style-name="T7"><text:s text:c="4"/></text:span><text:span text:style-name="T16">&lt;table&gt;</text:span></text:p>
      <text:p text:style-name="P22"><text:s text:c="8"/>@foreach (var restaurant in Model.Restaurants)</text:p>
      <text:p text:style-name="P22"><text:s text:c="8"/>{</text:p>
      <text:p text:style-name="P23"><text:span text:style-name="T7"><text:s text:c="12"/></text:span><text:span text:style-name="T16">&lt;tr&gt;</text:span></text:p>
      <text:p text:style-name="P23"><text:span text:style-name="T7"><text:s text:c="16"/></text:span><text:span text:style-name="T16">&lt;td&gt;</text:span></text:p>
      <text:p text:style-name="P22"><text:s text:c="20"/>@Html.ActionLink(restaurant.Id.ToString(), "Details", new { id=restaurant.Id })</text:p>
      <text:p text:style-name="P23"><text:span text:style-name="T7"><text:s text:c="16"/></text:span><text:span text:style-name="T16">&lt;/td&gt;</text:span></text:p>
      <text:p text:style-name="P23"><text:span text:style-name="T7"><text:s text:c="16"/></text:span><text:span text:style-name="T16">&lt;td&gt;</text:span><text:span text:style-name="T7">@restaurant.Name</text:span><text:span text:style-name="T16">&lt;/td&gt;</text:span></text:p>
      <text:p text:style-name="P23"><text:span text:style-name="T7"><text:s text:c="12"/></text:span><text:span text:style-name="T16">&lt;/tr&gt;</text:span></text:p>
      <text:p text:style-name="P22"><text:s text:c="8"/>}</text:p>
      <text:p text:style-name="P23"><text:span text:style-name="T7"><text:s text:c="4"/></text:span><text:span text:style-name="T16">&lt;/table&gt;</text:span></text:p>
      <text:p text:style-name="P22">@section footer{</text:p>
      <text:p text:style-name="P23"><text:span text:style-name="T7"><text:s text:c="4"/></text:span><text:span text:style-name="T16">&lt;h3&gt;</text:span><text:span text:style-name="T7">@Model.CurrentGreeting</text:span><text:span text:style-name="T16">&lt;/h3&gt;</text:span></text:p>
      <text:p text:style-name="P22">}</text:p>
      <text:p text:style-name="P22"/>
      <text:h text:style-name="Notes_5f_SectionHeader_5f_4" text:outline-level="4"><text:bookmark-start text:name="__RefHeading__439_1568261412"/>ViewStart page<text:bookmark-end text:name="__RefHeading__439_1568261412"/></text:h>
      <text:list xml:id="list34436438" text:continue-numbering="true" text:style-name="L2">
        <text:list-header>
          <text:p text:style-name="P61">Layout command can be in a _ViewStart.cshtml page located in the folder or within the folder structure of the main/controller page. <text:s/>If so, this layout command will execute first before any in the main/controller page, so it can be removed from the main/controller page.</text:p>
        </text:list-header>
      </text:list>
      <text:h text:style-name="Notes_5f_SectionHeader_5f_4" text:outline-level="4"><text:bookmark-start text:name="__RefHeading__441_1568261412"/>Override ViewStart.cshtml layout command<text:bookmark-end text:name="__RefHeading__441_1568261412"/></text:h>
      <text:list xml:id="list34431759" text:continue-numbering="true" text:style-name="L2">
        <text:list-header>
          <text:p text:style-name="P61">If there is a layout command in the main/controller page, it usurps any such command in a ViewStart.cshtml page.</text:p>
          <text:p text:style-name="P61">You can also keep the ViewStart.cshtml layout command from executing in a main/controller page by setting <text:span text:style-name="T28">Layout = null;</text:span></text:p>
        </text:list-header>
      </text:list>
      <text:h text:style-name="Notes_5f_SectionHeader_5f_3" text:outline-level="3"><text:bookmark-start text:name="__RefHeading__443_1568261412"/>@RenderBody() <text:bookmark-end text:name="__RefHeading__443_1568261412"/></text:h>
      <text:list xml:id="list34441443" text:continue-numbering="true" text:style-name="L2">
        <text:list-header>
          <text:p text:style-name="P42"><text:soft-page-break/>Command within the layout/shared page that renders the body of whichever page that is using the layout view (the main/controller view)</text:p>
          <text:p text:style-name="P43">Shared/Layout View</text:p>
          <text:p text:style-name="P44">@using System</text:p>
        </text:list-header>
      </text:list>
      <text:p text:style-name="P13">&lt;!DOCTYPE html&gt;</text:p>
      <text:p text:style-name="P14">&lt;html&gt;</text:p>
      <text:p text:style-name="P14">&lt;head&gt;</text:p>
      <text:p text:style-name="P10"><text:span text:style-name="T7"><text:s text:c="4"/></text:span><text:span text:style-name="T16">&lt;meta</text:span><text:span text:style-name="T6"> </text:span><text:span text:style-name="T22">name</text:span><text:span text:style-name="T6">=</text:span><text:span text:style-name="T24">"viewport"</text:span><text:span text:style-name="T6"> </text:span><text:span text:style-name="T22">content</text:span><text:span text:style-name="T6">=</text:span><text:span text:style-name="T24">"width=device-width"</text:span><text:span text:style-name="T6"> </text:span><text:span text:style-name="T16">/&gt;</text:span></text:p>
      <text:p text:style-name="P10"><text:span text:style-name="T7"><text:s text:c="4"/></text:span><text:span text:style-name="T16">&lt;title&gt;</text:span><text:span text:style-name="T7">@ViewBag.Title</text:span><text:span text:style-name="T16">&lt;/title&gt;</text:span></text:p>
      <text:p text:style-name="P14">&lt;/head&gt;</text:p>
      <text:p text:style-name="P14">&lt;body&gt;</text:p>
      <text:p text:style-name="P15">&lt;div&gt;</text:p>
      <text:p text:style-name="P12"><text:s text:c="4"/>@RenderBody()</text:p>
      <text:p text:style-name="P15">&lt;/div&gt;</text:p>
      <text:p text:style-name="P14">&lt;/body&gt;</text:p>
      <text:p text:style-name="P14">&lt;/html&gt;</text:p>
      <text:p text:style-name="P14"/>
      <text:p text:style-name="P19">Main/Controller View – this is the html/code that will be rendered in the @RenderBody() portion of the Layout page</text:p>
      <text:p text:style-name="P18">@using Microsoft.AspNet.Mvc.Rendering</text:p>
      <text:p text:style-name="P11">@model OdeToFood.ViewModels.HomePageViewModel</text:p>
      <text:p text:style-name="P11">@{</text:p>
      <text:p text:style-name="P11"><text:s text:c="4"/>ViewBag.Title = "Home";</text:p>
      <text:p text:style-name="P11">}</text:p>
      <text:p text:style-name="P10"><text:span text:style-name="T16">&lt;h1&gt;</text:span><text:span text:style-name="T7">Welcome!</text:span><text:span text:style-name="T16">&lt;/h1&gt;</text:span></text:p>
      <text:p text:style-name="P10"><text:span text:style-name="T7"><text:s text:c="4"/></text:span><text:span text:style-name="T16">&lt;h3&gt;</text:span><text:span text:style-name="T7">@Model.CurrentGreeting</text:span><text:span text:style-name="T16">&lt;/h3&gt;</text:span></text:p>
      <text:p text:style-name="P10"><text:span text:style-name="T7"><text:s text:c="4"/></text:span><text:span text:style-name="T16">&lt;table&gt;</text:span></text:p>
      <text:p text:style-name="P11"><text:s text:c="8"/>@foreach (var restaurant in Model.Restaurants)</text:p>
      <text:p text:style-name="P11"><text:s text:c="8"/>{</text:p>
      <text:p text:style-name="P10"><text:span text:style-name="T7"><text:s text:c="12"/></text:span><text:span text:style-name="T16">&lt;tr&gt;</text:span></text:p>
      <text:p text:style-name="P10"><text:span text:style-name="T7"><text:s text:c="16"/></text:span><text:span text:style-name="T16">&lt;td&gt;</text:span></text:p>
      <text:p text:style-name="P11"><text:s text:c="20"/>@Html.ActionLink(restaurant.Id.ToString(), "Details", new { id=restaurant.Id })</text:p>
      <text:p text:style-name="P10"><text:span text:style-name="T7"><text:s text:c="16"/></text:span><text:span text:style-name="T16">&lt;/td&gt;</text:span></text:p>
      <text:p text:style-name="P10"><text:span text:style-name="T7"><text:s text:c="16"/></text:span><text:span text:style-name="T16">&lt;td&gt;</text:span><text:span text:style-name="T7">@restaurant.Name</text:span><text:span text:style-name="T16">&lt;/td&gt;</text:span></text:p>
      <text:p text:style-name="P10"><text:span text:style-name="T7"><text:s text:c="12"/></text:span><text:span text:style-name="T16">&lt;/tr&gt;</text:span></text:p>
      <text:p text:style-name="P11"><text:s text:c="8"/>}</text:p>
      <text:p text:style-name="P10"><text:span text:style-name="T7"><text:s text:c="4"/></text:span><text:span text:style-name="T16">&lt;/table&gt;</text:span></text:p>
      <text:p text:style-name="P11">@section footer{</text:p>
      <text:p text:style-name="P10"><text:span text:style-name="T7"><text:s text:c="4"/></text:span><text:span text:style-name="T16">&lt;h3&gt;</text:span><text:span text:style-name="T7">@Model.CurrentGreeting</text:span><text:span text:style-name="T16">&lt;/h3&gt;</text:span></text:p>
      <text:p text:style-name="P11">}</text:p>
      <text:p text:style-name="P20"/>
      <text:h text:style-name="P47" text:outline-level="3"><text:bookmark-start text:name="__RefHeading__284_1568261412"/><text:span text:style-name="T1">@RenderSection(</text:span><text:span text:style-name="T2">nameofsection)</text:span><text:span text:style-name="T3"> </text:span><text:bookmark-end text:name="__RefHeading__284_1568261412"/></text:h>
      <text:list xml:id="list34422751" text:continue-list="list1152381144230488642" text:style-name="L1">
        <text:list-header>
          <text:p text:style-name="P49">will render the html from the Main/Controller page in the Shared/Layout view that has been indicated via a @section code snippet</text:p>
        </text:list-header>
      </text:list>
      <text:list xml:id="list6357084454870005034" text:style-name="L2">
        <text:list-header>
          <text:p text:style-name="P51">Shared/Layout View</text:p>
        </text:list-header>
      </text:list>
      <text:p text:style-name="P17">@using System</text:p>
      <text:p text:style-name="P13">&lt;!DOCTYPE html&gt;</text:p>
      <text:p text:style-name="P11"/>
      <text:p text:style-name="P14">&lt;html&gt;</text:p>
      <text:p text:style-name="P14">&lt;head&gt;</text:p>
      <text:p text:style-name="P10"><text:span text:style-name="T7"><text:s text:c="4"/></text:span><text:span text:style-name="T16">&lt;meta</text:span><text:span text:style-name="T6"> </text:span><text:span text:style-name="T22">name</text:span><text:span text:style-name="T6">=</text:span><text:span text:style-name="T24">"viewport"</text:span><text:span text:style-name="T6"> </text:span><text:span text:style-name="T22">content</text:span><text:span text:style-name="T6">=</text:span><text:span text:style-name="T24">"width=device-width"</text:span><text:span text:style-name="T6"> </text:span><text:span text:style-name="T16">/&gt;</text:span></text:p>
      <text:p text:style-name="P10"><text:span text:style-name="T7"><text:s text:c="4"/></text:span><text:span text:style-name="T16">&lt;title&gt;</text:span><text:span text:style-name="T7">@ViewBag.Title</text:span><text:span text:style-name="T16">&lt;/title&gt;</text:span></text:p>
      <text:p text:style-name="P14">&lt;/head&gt;</text:p>
      <text:p text:style-name="P14">&lt;body&gt;</text:p>
      <text:p text:style-name="P11"/>
      <text:p text:style-name="P14">&lt;div&gt;</text:p>
      <text:p text:style-name="P11"><text:s text:c="4"/>@RenderBody()</text:p>
      <text:p text:style-name="P14">&lt;/div&gt;</text:p>
      <text:p text:style-name="P14">&lt;footer&gt;</text:p>
      <text:p text:style-name="P11"/>
      <text:p text:style-name="P11"><text:s text:c="4"/><text:span text:style-name="T27">@RenderSection("footer", false);</text:span></text:p>
      <text:p text:style-name="P14">&lt;/footer&gt;</text:p>
      <text:p text:style-name="P14">&lt;/body&gt;</text:p>
      <text:p text:style-name="P14">&lt;/html&gt;</text:p>
      <text:p text:style-name="P14"/>
      <text:p text:style-name="P21">Main/Controller View</text:p>
      <text:list xml:id="list34439493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9">@using Microsoft.AspNet.Mvc.Rendering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@model OdeToFood.ViewModels.HomePageViewModel</text:p>
      <text:p text:style-name="P11"/>
      <text:p text:style-name="P11">@{</text:p>
      <text:p text:style-name="P11"><text:s text:c="4"/>ViewBag.Title = "Home";</text:p>
      <text:p text:style-name="P11">}</text:p>
      <text:p text:style-name="P10"><text:span text:style-name="T16">&lt;h1&gt;</text:span><text:span text:style-name="T7">Welcome!</text:span><text:span text:style-name="T16">&lt;/h1&gt;</text:span></text:p>
      <text:p text:style-name="P10"><text:span text:style-name="T7"><text:s text:c="4"/></text:span><text:span text:style-name="T16">&lt;h3&gt;</text:span><text:span text:style-name="T7">@Model.CurrentGreeting</text:span><text:span text:style-name="T16">&lt;/h3&gt;</text:span></text:p>
      <text:p text:style-name="P10"><text:span text:style-name="T7"><text:s text:c="4"/></text:span><text:span text:style-name="T16">&lt;table&gt;</text:span></text:p>
      <text:p text:style-name="P11"><text:s text:c="8"/>@foreach (var restaurant in Model.Restaurants)</text:p>
      <text:p text:style-name="P11"><text:s text:c="8"/>{</text:p>
      <text:p text:style-name="P10"><text:span text:style-name="T7"><text:s text:c="12"/></text:span><text:span text:style-name="T16">&lt;tr&gt;</text:span></text:p>
      <text:p text:style-name="P10"><text:span text:style-name="T7"><text:s text:c="16"/></text:span><text:span text:style-name="T16">&lt;td&gt;</text:span></text:p>
      <text:p text:style-name="P11"><text:s text:c="20"/>@Html.ActionLink(restaurant.Id.ToString(), "Details", new { id=restaurant.Id })</text:p>
      <text:p text:style-name="P10"><text:span text:style-name="T7"><text:s text:c="16"/></text:span><text:span text:style-name="T16">&lt;/td&gt;</text:span></text:p>
      <text:p text:style-name="P10"><text:span text:style-name="T7"><text:s text:c="16"/></text:span><text:span text:style-name="T16">&lt;td&gt;</text:span><text:span text:style-name="T7">@restaurant.Name</text:span><text:span text:style-name="T16">&lt;/td&gt;</text:span></text:p>
      <text:p text:style-name="P10"><text:span text:style-name="T7"><text:s text:c="12"/></text:span><text:span text:style-name="T16">&lt;/tr&gt;</text:span></text:p>
      <text:p text:style-name="P11"><text:s text:c="8"/>}</text:p>
      <text:p text:style-name="P10"><text:span text:style-name="T7"><text:s text:c="4"/></text:span><text:span text:style-name="T16">&lt;/table&gt;</text:span></text:p>
      <text:p text:style-name="P12">@section footer{</text:p>
      <text:p text:style-name="P16"><text:span text:style-name="T7"><text:s text:c="4"/></text:span><text:span text:style-name="T16">&lt;h3&gt;</text:span><text:span text:style-name="T7">@Model.CurrentGreeting</text:span><text:span text:style-name="T16">&lt;/h3&gt;</text:span><text:span text:style-name="T7"> - this is what will appear in the @RenderSection</text:span></text:p>
      <text:p text:style-name="P12">}</text:p>
      <text:list xml:id="list34417419" text:continue-list="list34422751" text:style-name="L1">
        <text:list-item>
          <text:list>
            <text:list-header>
              <text:p text:style-name="P60"/>
            </text:list-header>
          </text:list>
        </text:list-item>
      </text:list>
      <text:p text:style-name="P27"/>
      <text:h text:style-name="P40" text:outline-level="2"><text:bookmark-start text:name="__RefHeading__445_1568261412"/>_ViewStart.cshtml<text:bookmark-end text:name="__RefHeading__445_1568261412"/></text:h>
      <text:list xml:id="list6178439932981805023" text:style-name="L3">
        <text:list-item>
          <text:p text:style-name="P55">Cannot render html into a main/controller page but can contain code that can span multiple main/controller pages.</text:p>
        </text:list-item>
        <text:list-item>
          <text:p text:style-name="P55">Good place to put 'common' code, if necessary.</text:p>
        </text:list-item>
        <text:list-item>
          <text:p text:style-name="P55">Primary place to put indicator for a main/controller page of what the shared/layout page should be.</text:p>
        </text:list-item>
        <text:list-item>
          <text:p text:style-name="P55">Depending on the folder in which it is placed, will be executed first for each main/controller view in that folder. <text:s/>So, if you place the layout indicator here, all main/controller pages within the directory will use that layout page.</text:p>
        </text:list-item>
        <text:list-item>
          <text:p text:style-name="P55">Must be named _ViewStart.cshtml</text:p>
        </text:list-item>
        <text:list-item>
          <text:p text:style-name="P55">If there is a layout command in the main/controller page, this command will override whatever is in _ViewStart.cshtml</text:p>
        </text:list-item>
      </text:list>
      <text:h text:style-name="Notes_5f_SectionHeader_5f_2" text:outline-level="2"><text:bookmark-start text:name="__RefHeading__447_1568261412"/>_ViewImports.cshtml<text:bookmark-end text:name="__RefHeading__447_1568261412"/></text:h>
      <text:list xml:id="list34423048" text:continue-numbering="true" text:style-name="L3">
        <text:list-item>
          <text:p text:style-name="P53">Influences all main/controller views within the folder it is placed.</text:p>
        </text:list-item>
        <text:list-item>
          <text:p text:style-name="P53">Used to hold @using statements that will span multiple main/controller pages</text:p>
        </text:list-item>
      </text:list>
      <text:h text:style-name="Notes_5f_SectionHeader_5f_2" text:outline-level="2">Tag Helpers</text:h>
      <text:list xml:id="list34434454" text:continue-numbering="true" text:style-name="L3">
        <text:list-item>
          <text:p text:style-name="P55">Can be used to replace @Html helper functions.</text:p>
        </text:list-item>
        <text:list-item>
          <text:p text:style-name="P55">New to MVC 6</text:p>
        </text:list-item>
        <text:list-item>
          <text:p text:style-name="P55">Processed server-side</text:p>
        </text:list-item>
        <text:list-item>
          <text:p text:style-name="P55">Dependendcy on package <text:span text:style-name="T28">Microsoft.AspNet.Mvc.TagHelpers</text:span></text:p>
        </text:list-item>
        <text:list-item>
          <text:p text:style-name="P56">Can create your own.</text:p>
        </text:list-item>
      </text:list>
      <text:h text:style-name="Notes_5f_SectionHeader_5f_3" text:outline-level="3">Registration with MVC</text:h>
      <text:list xml:id="list34431767" text:continue-list="list34439493" text:style-name="L2">
        <text:list-item>
          <text:list>
            <text:list-item>
              <text:list>
                <text:list-header>
                  <text:p text:style-name="P42">Done through call in <text:span text:style-name="T28">_ViewImports.cshtml</text:span><text:span text:style-name="T29">:</text:span></text:p>
                </text:list-header>
              </text:list>
            </text:list-item>
          </text:list>
        </text:list-item>
      </text:list>
      <text:p text:style-name="Notes_5f_Section3_5f_Text"><text:span text:style-name="T4">@addTagHelper </text:span><text:span text:style-name="T13">"*,Microsoft.AspNet.Mvc.TagHelpers"</text:span></text:p>
      <text:p text:style-name="Notes_5f_Section3_5f_Text">Indicates to add <text:span text:style-name="T28">all (*)</text:span><text:span text:style-name="T29"> tag helpers found in the given assembly</text:span></text:p>
      <text:p text:style-name="Notes_5f_Section3_5f_Text"><text:span text:style-name="T17">&lt;a</text:span><text:span text:style-name="T8"> asp-controller=</text:span><text:span text:style-name="T25">"Home"</text:span><text:span text:style-name="T9"> asp-action=</text:span><text:span text:style-name="T25">"Details"</text:span><text:span text:style-name="T9"> asp-route-id=</text:span><text:span text:style-name="T25">"@restaurant.Id"</text:span><text:span text:style-name="T9"> </text:span><text:span text:style-name="T18">&gt;&lt;/a&gt;</text:span></text:p>
      <text:p text:style-name="P29">is equivalent to</text:p>
      <text:p text:style-name="P45">@Html.ActionLink(restaurant.Id.ToString(), "Details", new {id = restaurant.Id})</text:p>
      <text:p text:style-name="P45"/>
      <text:h text:style-name="P40" text:outline-level="2">Partial Views</text:h>
      <text:p text:style-name="P54">Can act as a full/main view or be used partially.</text:p>
      <text:p text:style-name="P54">Can contain it's own model</text:p>
      <text:p text:style-name="P54">Example to include in a main/controller page:</text:p>
      <text:p text:style-name="P54"/>
      <text:p text:style-name="P57">Summary Page</text:p>
      <text:p text:style-name="P32"><text:span text:style-name="T30">@model Restaurant</text:span></text:p>
      <text:p text:style-name="P34"/>
      <text:p text:style-name="P36">&lt;section&gt;</text:p>
      <text:p text:style-name="P37"><text:span text:style-name="T10"><text:s text:c="4"/></text:span><text:span text:style-name="T19">&lt;h3&gt;</text:span><text:span text:style-name="T10">@Model.Name</text:span><text:span text:style-name="T19">&lt;/h3&gt;</text:span></text:p>
      <text:p text:style-name="P37"><text:span text:style-name="T10"><text:s text:c="4"/></text:span><text:span text:style-name="T19">&lt;div&gt;</text:span></text:p>
      <text:p text:style-name="P34"><text:s text:c="8"/>@Model.Cuisine</text:p>
      <text:p text:style-name="P37"><text:span text:style-name="T10"><text:s text:c="4"/></text:span><text:span text:style-name="T19">&lt;/div&gt;</text:span></text:p>
      <text:p text:style-name="P37"><text:span text:style-name="T10"><text:s text:c="4"/></text:span><text:span text:style-name="T19">&lt;div&gt;</text:span></text:p>
      <text:p text:style-name="P37"><text:span text:style-name="T10"><text:s text:c="8"/></text:span><text:span text:style-name="T19">&lt;a</text:span><text:span text:style-name="T11"> asp-action=</text:span><text:span text:style-name="T26">"Details"</text:span><text:span text:style-name="T11"> asp-route-id=</text:span><text:span text:style-name="T26">"@Model.Id"</text:span><text:span text:style-name="T19">&gt;</text:span><text:span text:style-name="T10">Details</text:span><text:span text:style-name="T19">&lt;/a&gt;</text:span></text:p>
      <text:p text:style-name="P37"><text:span text:style-name="T10"><text:s text:c="8"/></text:span><text:span text:style-name="T19">&lt;a</text:span><text:span text:style-name="T11"> asp-action=</text:span><text:span text:style-name="T26">"Edit"</text:span><text:span text:style-name="T11"> asp-route-id=</text:span><text:span text:style-name="T26">"@Model.Id"</text:span><text:span text:style-name="T19">&gt;</text:span><text:span text:style-name="T10">Edit</text:span><text:span text:style-name="T19">&lt;/a&gt;</text:span></text:p>
      <text:p text:style-name="P37"><text:span text:style-name="T10"><text:s text:c="4"/></text:span><text:span text:style-name="T19">&lt;/div&gt;</text:span></text:p>
      <text:p text:style-name="P38"><text:span text:style-name="T20">&lt;/section&gt;</text:span></text:p>
      <text:p text:style-name="P39"/>
      <text:p text:style-name="P58">Usage Within Main/Controller Page</text:p>
      <text:p text:style-name="P32">@model OdeToFood.ViewModels.HomePageViewModel</text:p>
      <text:p text:style-name="P34">@{</text:p>
      <text:p text:style-name="P34"><text:s text:c="4"/>ViewBag.Title = "Home";</text:p>
      <text:p text:style-name="P34">}</text:p>
      <text:p text:style-name="P37"><text:span text:style-name="T19">&lt;h1&gt;</text:span><text:span text:style-name="T10">Welcome!</text:span><text:span text:style-name="T19">&lt;/h1&gt;</text:span></text:p>
      <text:p text:style-name="P34"/>
      <text:p text:style-name="P34">@foreach (var restaurant in Model.Restaurants)</text:p>
      <text:p text:style-name="P34">{</text:p>
      <text:p text:style-name="P34"><text:s text:c="4"/>@Html.Partial("_Summary", restaurant)</text:p>
      <text:p text:style-name="P34">}</text:p>
      <text:p text:style-name="P36">&lt;div&gt;</text:p>
      <text:p text:style-name="P37"><text:span text:style-name="T10"><text:s text:c="4"/></text:span><text:span text:style-name="T19">&lt;a</text:span><text:span text:style-name="T11"> asp-action=</text:span><text:span text:style-name="T26">"Create"</text:span><text:span text:style-name="T19">&gt;</text:span><text:span text:style-name="T10">Create</text:span><text:span text:style-name="T19">&lt;/a&gt;</text:span></text:p>
      <text:p text:style-name="P37"><text:span text:style-name="T19">&lt;/div&gt;</text:span></text:p>
      <text:p text:style-name="P37"><text:span text:style-name="T19"/></text:p>
      <text:h text:style-name="P40" text:outline-level="2">View Components</text:h>
      <text:p text:style-name="Notes_5f_Section2_5f_Text">Combination of a class that acts like a routine controller, except you do not route to it and a corresponding 'view' – html.</text:p>
      <text:p text:style-name="Notes_5f_Section2_5f_Text">This is the class that acts as the controller. <text:s/>Inherits from Microsoft.AspNet.Mvc.ViewComponent</text:p>
      <text:p text:style-name="P31"><text:span text:style-name="T21">using</text:span><text:span text:style-name="T4"> Microsoft.AspNet.Mvc;</text:span></text:p>
      <text:p text:style-name="P37"><text:span text:style-name="T21">using</text:span><text:span text:style-name="T4"> OdeToFood.Services;</text:span></text:p>
      <text:p text:style-name="P35"/>
      <text:p text:style-name="P37"><text:span text:style-name="T21">namespace</text:span><text:span text:style-name="T4"> OdeToFood.ViewComponents</text:span></text:p>
      <text:p text:style-name="P35">{</text:p>
      <text:p text:style-name="P37"><text:span text:style-name="T4"><text:s text:c="4"/></text:span><text:span text:style-name="T21">public</text:span><text:span text:style-name="T4"> </text:span><text:span text:style-name="T21">class</text:span><text:span text:style-name="T4"> </text:span><text:span text:style-name="T31">Greeting</text:span><text:span text:style-name="T4"> : </text:span><text:span text:style-name="T32">ViewComponent</text:span></text:p>
      <text:p text:style-name="P35"><text:s text:c="4"/>{</text:p>
      <text:p text:style-name="P37"><text:span text:style-name="T4"><text:s text:c="8"/></text:span><text:span text:style-name="T21">private</text:span><text:span text:style-name="T4"> </text:span><text:span text:style-name="T31">IGreeter</text:span><text:span text:style-name="T4"> _greeter;</text:span></text:p>
      <text:p text:style-name="P35"/>
      <text:p text:style-name="P37"><text:span text:style-name="T4"><text:s text:c="8"/></text:span><text:span text:style-name="T21">public</text:span><text:span text:style-name="T4"> Greeting(</text:span><text:span text:style-name="T31">IGreeter</text:span><text:span text:style-name="T4"> greeter)</text:span></text:p>
      <text:p text:style-name="P35"><text:s text:c="8"/>{</text:p>
      <text:p text:style-name="P35"><text:s text:c="12"/>_greeter = greeter;</text:p>
      <text:p text:style-name="P35"><text:s text:c="8"/>}</text:p>
      <text:p text:style-name="P35"/>
      <text:p text:style-name="P37"><text:span text:style-name="T4"><text:s text:c="8"/></text:span><text:span text:style-name="T21">public</text:span><text:span text:style-name="T4"> </text:span><text:span text:style-name="T32">IViewComponentResult</text:span><text:span text:style-name="T4"> Invoke()</text:span></text:p>
      <text:p text:style-name="P35"><text:s text:c="8"/>{</text:p>
      <text:p text:style-name="P37"><text:span text:style-name="T4"><text:s text:c="12"/></text:span><text:span text:style-name="T21">var</text:span><text:span text:style-name="T4"> model = _greeter.GetGreeting();</text:span></text:p>
      <text:p text:style-name="P37"><text:span text:style-name="T4"><text:s text:c="12"/></text:span><text:span text:style-name="T21">return</text:span><text:span text:style-name="T4"> View(</text:span><text:span text:style-name="T13">"Default"</text:span><text:span text:style-name="T4">, model);</text:span></text:p>
      <text:p text:style-name="P35"><text:s text:c="8"/>}</text:p>
      <text:p text:style-name="P35"><text:s text:c="4"/>}</text:p>
      <text:p text:style-name="P37"><text:span text:style-name="T4">}</text:span></text:p>
      <text:p text:style-name="P37"><text:span text:style-name="T4"/></text:p>
      <text:p text:style-name="Notes_5f_Section2_5f_Text">The actual related view (in this example 'Default'), will be contained, by convention, in a <text:span text:style-name="T28">Components</text:span><text:span text:style-name="T29"> folder that sits somewhere in the </text:span><text:span text:style-name="T28">Views</text:span><text:span text:style-name="T29"> folder, the scope of usage is dependent on where that folder ends up going. <text:s/>Put the </text:span><text:span text:style-name="T28">Components</text:span><text:span text:style-name="T29"> folder in the </text:span><text:span text:style-name="T28">Shared</text:span><text:span text:style-name="T29"> folder and all component views within will be scoped for all corresponding views in that folder. <text:s/>Put the </text:span><text:span text:style-name="T28">Components</text:span><text:span text:style-name="T29"> folder in the </text:span><text:span text:style-name="T28">Home</text:span><text:span text:style-name="T29"> folder and component views within will only be available for controller views within the </text:span><text:span text:style-name="T28">Home</text:span><text:span text:style-name="T29"> folder.</text:span></text:p>
      <text:p text:style-name="Notes_5f_Section2_5f_Text"><text:span text:style-name="T29"/></text:p>
      <text:p text:style-name="Notes_5f_Section2_5f_Text"><text:span text:style-name="T29">The actual view is as such, named “Default”</text:span></text:p>
      <text:p text:style-name="P33"><text:span text:style-name="T29">@model String</text:span></text:p>
      <text:p text:style-name="P34"/>
      <text:p text:style-name="P36">&lt;section&gt;</text:p>
      <text:p text:style-name="P37"><text:span text:style-name="T10"><text:s text:c="4"/></text:span><text:span text:style-name="T19">&lt;small&gt;</text:span><text:span text:style-name="T10">@Model</text:span><text:span text:style-name="T19">&lt;/small&gt;</text:span></text:p>
      <text:p text:style-name="P37"><text:span text:style-name="T19">&lt;/section&gt;</text:span></text:p>
      <text:p text:style-name="P37"><text:span text:style-name="T19"/></text:p>
      <text:p text:style-name="Notes_5f_Section2_5f_Text"><text:span text:style-name="T29">And can be invoked by any main/controller view or a partial view, or layout view as such:</text:span></text:p>
      <text:p text:style-name="P31"><text:span text:style-name="T12">&lt;!DOCTYPE html&gt;</text:span></text:p>
      <text:p text:style-name="P34"/>
      <text:p text:style-name="P36">&lt;html&gt;</text:p>
      <text:p text:style-name="P36">&lt;head&gt;</text:p>
      <text:p text:style-name="P37"><text:span text:style-name="T10"><text:s text:c="4"/></text:span><text:span text:style-name="T19">&lt;meta</text:span><text:span text:style-name="T11"> </text:span><text:span text:style-name="T23">name</text:span><text:span text:style-name="T11">=</text:span><text:span text:style-name="T26">"viewport"</text:span><text:span text:style-name="T11"> </text:span><text:span text:style-name="T23">content</text:span><text:span text:style-name="T11">=</text:span><text:span text:style-name="T26">"width=device-width"</text:span><text:span text:style-name="T11"> </text:span><text:span text:style-name="T19">/&gt;</text:span></text:p>
      <text:p text:style-name="P37"><text:span text:style-name="T10"><text:s text:c="4"/></text:span><text:span text:style-name="T19">&lt;title&gt;</text:span><text:span text:style-name="T10">@ViewBag.Title</text:span><text:span text:style-name="T19">&lt;/title&gt;</text:span></text:p>
      <text:p text:style-name="P36">&lt;/head&gt;</text:p>
      <text:p text:style-name="P36">&lt;body&gt;</text:p>
      <text:p text:style-name="P37"><text:span text:style-name="T10"><text:s text:c="4"/></text:span><text:span text:style-name="T19">&lt;div&gt;</text:span></text:p>
      <text:p text:style-name="P34"><text:soft-page-break/><text:s text:c="8"/>@RenderBody()</text:p>
      <text:p text:style-name="P37"><text:span text:style-name="T10"><text:s text:c="4"/></text:span><text:span text:style-name="T19">&lt;/div&gt;</text:span></text:p>
      <text:p text:style-name="P37"><text:span text:style-name="T10"><text:s text:c="4"/></text:span><text:span text:style-name="T19">&lt;footer&gt;</text:span></text:p>
      <text:p text:style-name="P34"><text:s text:c="8"/>@RenderSection("footer", false)</text:p>
      <text:p text:style-name="P34"><text:s text:c="8"/>@Component.Invoke("Greeting")</text:p>
      <text:p text:style-name="P37"><text:span text:style-name="T10"><text:s text:c="4"/></text:span><text:span text:style-name="T19">&lt;/footer&gt;</text:span></text:p>
      <text:p text:style-name="P36">&lt;/body&gt;</text:p>
      <text:p text:style-name="P37"><text:span text:style-name="T19">&lt;/html&gt;</text:span></text:p>
      <text:h text:style-name="Notes_5f_SectionHeader_5f_2" text:outline-level="2">ViewBag</text:h>
      <text:list xml:id="list34438411" text:continue-numbering="true" text:style-name="L2">
        <text:list-item>
          <text:p text:style-name="P50">Holds string information that can be used amongst views.</text:p>
        </text:list-item>
        <text:list-item>
          <text:p text:style-name="P50">Properties can be set at the controller level.</text:p>
        </text:list-item>
      </text:list>
      <text:h text:style-name="Notes_5f_SectionHeader_5f_2" text:outline-level="2" text:is-list-header="true"/>
      <text:h text:style-name="Notes_5f_SectionHeader_5f_1" text:outline-level="1"><text:bookmark-start text:name="__RefHeading__288_1568261412"/>C# Razor Coding<text:bookmark-end text:name="__RefHeading__288_1568261412"/></text:h>
      <text:h text:style-name="Notes_5f_SectionHeader_5f_2" text:outline-level="2"><text:bookmark-start text:name="__RefHeading__290_1568261412"/>Code Blocks<text:bookmark-end text:name="__RefHeading__290_1568261412"/></text:h>
      <text:p text:style-name="P7"><text:span text:style-name="T5">@</text:span><text:span text:style-name="T14">{</text:span></text:p>
      <text:p text:style-name="P8"><text:span text:style-name="T6"><text:s text:c="4"/>ViewBag</text:span><text:span text:style-name="T14">.</text:span><text:span text:style-name="T6">Title </text:span><text:span text:style-name="T14">=</text:span><text:span text:style-name="T6"> </text:span><text:span text:style-name="T15">"Home"</text:span><text:span text:style-name="T14">;</text:span></text:p>
      <text:p text:style-name="P9">}</text:p>
      <text:h text:style-name="Notes_5f_SectionHeader_5f_2" text:outline-level="2"><text:bookmark-start text:name="__RefHeading__292_1568261412"/>HTML Helpers<text:bookmark-end text:name="__RefHeading__292_1568261412"/></text:h>
      <text:list xml:id="list34421784" text:continue-numbering="true" text:style-name="L2">
        <text:list-item>
          <text:p text:style-name="P52">@Html (using System.Web.UI)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F" svg:font-family="" style:font-family-generic="roman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tes_5f_SectionHeader_5f_1" style:display-name="Notes_SectionHeader_1" style:family="paragraph" style:parent-style-name="Notes_5f_Headings" style:next-style-name="Notes_5f_SectionHeader_5f_2" style:auto-update="true" style:default-outline-level="1" style:master-page-name="">
      <style:paragraph-properties fo:margin-left="0in" fo:margin-right="0in" fo:margin-top="0in" fo:margin-bottom="0in" fo:text-indent="0in" style:auto-text-indent="false" style:page-number="auto" fo:break-before="page" fo:background-color="#6699cc" fo:padding="0in" fo:border-left="none" fo:border-right="none" fo:border-top="none" fo:border-bottom="0.0346in solid #336699" style:shadow="none" style:join-border="false">
        <style:tab-stops/>
        <style:background-image/>
      </style:paragraph-properties>
      <style:text-properties fo:color="#ffffff" fo:font-size="14pt" fo:font-weight="900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auto-update="true" style:class="list">
      <style:paragraph-properties fo:margin-left="0.25in" fo:margin-right="0in" fo:margin-top="0in" fo:margin-bottom="0.0835in" fo:text-indent="-0.25in" style:auto-text-indent="false"/>
      <style:text-properties style:font-name="Arial Black" fo:font-size="14pt" fo:font-weight="900"/>
    </style:style>
    <style:style style:name="Notes_5f_Headings" style:display-name="Notes_Headings" style:family="paragraph" style:parent-style-name="Standard" style:auto-update="true" style:master-page-name="">
      <style:paragraph-properties fo:margin-top="0in" fo:margin-bottom="0.0598in" style:page-number="auto" fo:background-color="transparent" style:shadow="none" style:join-border="false">
        <style:tab-stops/>
        <style:background-image/>
      </style:paragraph-properties>
      <style:text-properties fo:color="#336699" style:font-name="Arial Black" fo:font-size="14pt" fo:font-weight="900"/>
    </style:style>
    <style:style style:name="Notes_5f_SectionHeader_5f_2" style:display-name="Notes_SectionHeader_2" style:family="paragraph" style:parent-style-name="Notes_5f_Headings" style:next-style-name="Notes_5f_Section2_5f_Text" style:auto-update="true" style:default-outline-level="2" style:master-page-name="">
      <style:paragraph-properties fo:margin-left="0in" fo:margin-right="0in" fo:margin-top="0.1799in" fo:margin-bottom="0.0598in" fo:text-align="start" style:justify-single-word="false" fo:text-indent="0.2201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normal" style:font-size-asian="12pt" style:font-weight-asian="normal" style:font-size-complex="12pt" style:font-weight-complex="normal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  <style:text-properties fo:font-size="12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3" style:display-name="Notes_SectionHeader_3" style:family="paragraph" style:parent-style-name="Notes_5f_Headings" style:next-style-name="Notes_5f_Section3_5f_Text" style:default-outline-level="3" style:master-page-name="">
      <style:paragraph-properties fo:margin-left="0in" fo:margin-right="0in" fo:margin-top="0.0598in" fo:margin-bottom="0.0598in" fo:text-indent="0.5598in" style:auto-text-indent="false" style:page-number="auto" fo:background-color="transparent">
        <style:tab-stops/>
        <style:background-image/>
      </style:paragraph-properties>
      <style:text-properties fo:font-size="11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4" style:display-name="Notes_SectionHeader_4" style:family="paragraph" style:parent-style-name="Notes_5f_Headings" style:next-style-name="Notes_5f_Section4_5f_Text" style:auto-update="true" style:default-outline-level="4" style:master-page-name="">
      <style:paragraph-properties fo:margin-left="0in" fo:margin-right="0in" fo:margin-top="0in" fo:margin-bottom="0.0598in" fo:text-indent="1.0201in" style:auto-text-indent="false" style:page-number="auto" fo:background-color="transparent">
        <style:tab-stops/>
        <style:background-image/>
      </style:paragraph-properties>
      <style:text-properties fo:font-size="10pt" fo:font-weight="normal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Header" style:family="paragraph" style:parent-style-name="Standard" style:auto-update="true" style:class="extra" style:master-page-name="">
      <style:paragraph-properties style:page-number="auto" fo:background-color="#336699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ffffff" style:font-name="Arial Black" fo:font-weight="900"/>
    </style:style>
    <style:style style:name="Text" style:family="paragraph" style:parent-style-name="Caption" style:class="extra"/>
    <style:style style:name="Notes_5f_Text_5f_General" style:display-name="Notes_Text_General" style:family="paragraph" style:auto-update="true" style:master-page-name="">
      <style:paragraph-properties fo:keep-together="always" style:page-number="auto"/>
      <style:text-properties style:font-name="Arial1" fo:font-size="11pt"/>
    </style:style>
    <style:style style:name="Notes_5f_Section2_5f_Text" style:display-name="Notes_Section2_Text" style:family="paragraph" style:parent-style-name="Notes_5f_Text_5f_General" style:auto-update="true" style:master-page-name="">
      <style:paragraph-properties fo:margin-left="1.3957in" fo:margin-right="0in" fo:margin-top="0in" fo:margin-bottom="0.0598in" fo:keep-together="always" fo:text-indent="0in" style:auto-text-indent="false" style:page-number="auto">
        <style:tab-stops/>
      </style:paragraph-properties>
    </style:style>
    <style:style style:name="Notes_5f_Section3_5f_Text" style:display-name="Notes_Section3_Text" style:family="paragraph" style:parent-style-name="Notes_5f_Section2_5f_Text" style:auto-update="true">
      <style:paragraph-properties fo:margin-left="1.0626in" fo:margin-right="0in" fo:margin-top="0in" fo:margin-bottom="0.0598in" fo:text-indent="0in" style:auto-text-indent="false"/>
      <style:text-properties style:font-name="Arial" fo:font-size="11pt" style:font-size-asian="11pt" style:font-size-complex="11pt"/>
    </style:style>
    <style:style style:name="Notes_5f_Section4_5f_Text" style:display-name="Notes_Section4_Text" style:family="paragraph" style:parent-style-name="Notes_5f_Section3_5f_Text" style:auto-update="true">
      <style:paragraph-properties fo:margin-left="1.6354in" fo:margin-right="0in" fo:margin-top="0in" fo:margin-bottom="0.0598in" fo:text-indent="0in" style:auto-text-indent="false">
        <style:tab-stops/>
      </style:paragraph-properties>
    </style:style>
    <style:style style:name="Notes_5f_SectionHeader_5f_5" style:display-name="Notes_SectionHeader_5" style:family="paragraph" style:parent-style-name="Notes_5f_Headings" style:next-style-name="Notes_5f_Section5_5f_Text" style:auto-update="true" style:default-outline-level="5" style:master-page-name="">
      <style:paragraph-properties fo:margin-left="0in" fo:margin-right="0in" fo:margin-top="0in" fo:margin-bottom="0.0598in" fo:text-indent="1.5902in" style:auto-text-indent="false" style:page-number="auto" style:shadow="none">
        <style:tab-stops/>
      </style:paragraph-properties>
      <style:text-properties fo:font-size="10pt"/>
    </style:style>
    <style:style style:name="Notes_5f_Section5_5f_Text" style:display-name="Notes_Section5_Text" style:family="paragraph" style:parent-style-name="Notes_5f_Section4_5f_Text">
      <style:paragraph-properties fo:margin-left="2.3437in" fo:margin-right="0in" fo:margin-top="0in" fo:margin-bottom="0.0598in" fo:text-indent="0in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13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Notes_5f_TOC_5f_1" style:display-name="Notes_TOC_1" style:family="paragraph" style:parent-style-name="Notes_5f_Text_5f_General" style:auto-update="true" style:master-page-name="">
      <style:paragraph-properties fo:margin-left="0in" fo:margin-right="0in" fo:margin-top="0.1in" fo:margin-bottom="0.0598in" fo:text-indent="0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bold"/>
    </style:style>
    <style:style style:name="Notes_5f_TOC_5f_2" style:display-name="Notes_TOC_2" style:family="paragraph" style:parent-style-name="Notes_5f_TOC_5f_1" style:auto-update="true">
      <style:paragraph-properties fo:margin-left="0in" fo:margin-right="0in" fo:margin-top="0in" fo:margin-bottom="0.0598in" fo:text-indent="0.1799in" style:auto-text-indent="false"/>
      <style:text-properties fo:font-size="11pt" fo:font-weight="bold"/>
    </style:style>
    <style:style style:name="Notes_5f_TOC_5f_3" style:display-name="Notes_TOC_3" style:family="paragraph" style:parent-style-name="Notes_5f_TOC_5f_1" style:auto-update="true">
      <style:paragraph-properties fo:margin-left="0in" fo:margin-right="0in" fo:margin-top="0in" fo:margin-bottom="0.0598in" fo:text-indent="0.4598in" style:auto-text-indent="false"/>
      <style:text-properties fo:font-size="10pt" fo:font-style="normal" fo:font-weight="bold"/>
    </style:style>
    <style:style style:name="Notes_5f_TOC_5f_4" style:display-name="Notes_TOC_4" style:family="paragraph" style:parent-style-name="Notes_5f_TOC_5f_1" style:auto-update="true">
      <style:paragraph-properties fo:margin-left="0in" fo:margin-right="0in" fo:margin-top="0in" fo:margin-bottom="0.0598in" fo:text-indent="0.8201in" style:auto-text-indent="false"/>
      <style:text-properties fo:font-size="10pt" fo:font-weight="bold"/>
    </style:style>
    <style:style style:name="Notes_5f_TOC_5f_5" style:display-name="Notes_TOC_5" style:family="paragraph" style:parent-style-name="Notes_5f_TOC_5f_1" style:auto-update="true">
      <style:paragraph-properties fo:margin-left="0in" fo:margin-right="0in" fo:margin-top="0in" fo:margin-bottom="0in" fo:text-indent="1.3in" style:auto-text-indent="false"/>
      <style:text-properties fo:font-size="10pt" fo:font-weight="bold"/>
    </style:style>
    <style:style style:name="Notes_5f_TOC_5f_Title" style:display-name="Notes_TOC_Title" style:family="paragraph" style:parent-style-name="Notes_5f_Text_5f_General" style:auto-update="true" style:master-page-name="">
      <style:paragraph-properties fo:margin-left="0in" fo:margin-right="0in" fo:margin-top="0in" fo:margin-bottom="0in" fo:text-indent="0in" style:auto-text-indent="false" style:page-number="auto" fo:background-color="#336699">
        <style:background-image/>
      </style:paragraph-properties>
      <style:text-properties fo:color="#ffffff" style:font-name="Arial Black" fo:font-size="18pt" fo:font-weight="9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_5f_code" style:display-name="_code" style:family="paragraph">
      <style:paragraph-properties fo:margin-left="0in" fo:margin-right="0in" fo:margin-top="0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OOoComputerCode" style:display-name="_OOoComputerCode" style:family="paragraph" style:auto-update="true" style:master-page-name="">
      <style:paragraph-properties fo:margin-left="0.2in" fo:margin-right="0in" fo:margin-top="0in" fo:margin-bottom="0.0299in" fo:text-indent="0in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style:font-name="Courier New1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NSimSun" style:font-size-asian="10pt" style:font-name-complex="Courier New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Numbering_20_Symbols" style:display-name="Numbering Symbols" style:family="text">
      <style:text-properties style:font-name="Arial Black1"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>
      <style:text-properties fo:font-size="14pt" fo:background-color="transparent"/>
    </style:style>
    <style:style style:name="Internet_20_link" style:display-name="Internet link" style:family="text">
      <style:text-properties fo:color="#000080" style:font-name="Arial Black" fo:language="zxx" fo:country="none" style:text-underline-style="none" fo:font-weight="900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1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1in" fo:margin-left="0.1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5">
      <style:page-layout-properties fo:page-width="8.5in" fo:page-height="11in" style:num-format="1" style:print-orientation="portrait" fo:margin-top="0.5in" fo:margin-bottom="0.2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/>
    <style:master-page style:name="Content_5f_Page" style:display-name="Content_Page" style:page-layout-name="Mpm4">
      <style:header>
        <text:p text:style-name="MP1"><text:chapter text:display="number-and-name" text:outline-level="1"> 2 C# Razor Coding</text:chapter><text:tab/><text:title>MVC up to 6 Notes</text:title></text:p>
      </style:header>
    </style:master-page>
    <style:master-page style:name="TOC_5f_Page" style:display-name="TOC_Page" style:page-layout-name="Mpm5"/>
    <style:master-page style:name="Title_5f_Page" style:display-name="Title_Page" style:page-layout-name="Mpm6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8T08:17:57.02</meta:creation-date>
    <meta:editing-duration>PT5H34M2S</meta:editing-duration>
    <meta:editing-cycles>34</meta:editing-cycles>
    <meta:generator>OpenOffice/4.1.3$Win32 OpenOffice.org_project/413m1$Build-9783</meta:generator>
    <dc:title>MVC up to 6 Notes</dc:title>
    <meta:initial-creator>Jean Gelinas</meta:initial-creator>
    <dc:date>2016-10-28T14:25:22.58</dc:date>
    <dc:creator>Jean Gelinas</dc:creator>
    <meta:document-statistic meta:table-count="0" meta:image-count="0" meta:object-count="0" meta:page-count="10" meta:paragraph-count="240" meta:word-count="1027" meta:character-count="8169"/>
  </office:meta>
</office:document-meta>
</file>